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UNTIL 13 SEP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mmons moves to stop no deal</text:p>
          </table:table-cell>
          <table:table-cell table:number-columns-repeated="9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  <table:table-cell table:formula="of:=[.A4]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g efforts fail</text:p>
          </table:table-cell>
          <table:table-cell table:number-columns-repeated="9"/>
        </table:table-row>
        <table:table-row table:style-name="ro1">
          <table:table-cell table:formula="of:=[.G4]"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7]*[.B7]"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g efforts succeed</text:p>
          </table:table-cell>
          <table:table-cell table:number-columns-repeated="9"/>
        </table:table-row>
        <table:table-row table:style-name="ro1">
          <table:table-cell table:formula="of:=[.G4]"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10]*[.B10]"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ories go for election anyway</text:p>
          </table:table-cell>
          <table:table-cell table:number-columns-repeated="9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5"/>
          <table:table-cell table:formula="of:=[.A13]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RTY CONF PERIOD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changes tack</text:p>
          </table:table-cell>
          <table:table-cell table:number-columns-repeated="9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5"/>
          <table:table-cell table:formula="of:=[.A18]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formula="of:=[.G10]" office:value-type="float" office:value="0.48" calcext:value-type="float">
            <text:p>0.48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19]*[.B19]"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8:.G19])" office:value-type="float" office:value="0.098" calcext:value-type="float">
            <text:p>0.09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agrees</text:p>
          </table:table-cell>
          <table:table-cell table:number-columns-repeated="9"/>
        </table:table-row>
        <table:table-row table:style-name="ro1">
          <table:table-cell table:formula="of:=[.G20]" office:value-type="float" office:value="0.098" calcext:value-type="float">
            <text:p>0.098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[.A23]*[.B23]" office:value-type="float" office:value="0.0882" calcext:value-type="float">
            <text:p>0.088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doesn’t agree</text:p>
          </table:table-cell>
          <table:table-cell table:number-columns-repeated="9"/>
        </table:table-row>
        <table:table-row table:style-name="ro1">
          <table:table-cell table:formula="of:=[.G20]"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26]*[.B26]" office:value-type="float" office:value="0.0098" calcext:value-type="float">
            <text:p>0.009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ays he is vindicated</text:p>
          </table:table-cell>
          <table:table-cell table:number-columns-repeated="9"/>
        </table:table-row>
        <table:table-row table:style-name="ro1">
          <table:table-cell table:formula="of:=[.G7]" office:value-type="float" office:value="0.32" calcext:value-type="float">
            <text:p>0.32</text:p>
          </table:table-cell>
          <table:table-cell table:number-columns-repeated="5"/>
          <table:table-cell table:formula="of:=[.A29]"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accepts Backstop</text:p>
          </table:table-cell>
          <table:table-cell table:number-columns-repeated="9"/>
        </table:table-row>
        <table:table-row table:style-name="ro1">
          <table:table-cell table:formula="of:=[.G10]" office:value-type="float" office:value="0.48" calcext:value-type="float">
            <text:p>0.48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32]*[.B32]"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goes to BXL and requests more time</text:p>
          </table:table-cell>
          <table:table-cell table:number-columns-repeated="9"/>
        </table:table-row>
        <table:table-row table:style-name="ro1">
          <table:table-cell table:formula="of:=[.G10]" office:value-type="float" office:value="0.48" calcext:value-type="float">
            <text:p>0.48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35]*[.B35]" office:value-type="float" office:value="0.096" calcext:value-type="float">
            <text:p>0.09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agrees unconditionally to grant more time</text:p>
          </table:table-cell>
          <table:table-cell table:number-columns-repeated="9"/>
        </table:table-row>
        <table:table-row table:style-name="ro1">
          <table:table-cell table:formula="of:=[.G35]" office:value-type="float" office:value="0.096" calcext:value-type="float">
            <text:p>0.096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38]*[.B38]"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does not agree to more time</text:p>
          </table:table-cell>
          <table:table-cell table:number-columns-repeated="9"/>
        </table:table-row>
        <table:table-row table:style-name="ro1">
          <table:table-cell table:formula="of:=[.G35]" office:value-type="float" office:value="0.096" calcext:value-type="float">
            <text:p>0.096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41]*[.B41]"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calls an election</text:p>
          </table:table-cell>
          <table:table-cell table:number-columns-repeated="9"/>
        </table:table-row>
        <table:table-row table:style-name="ro1">
          <table:table-cell table:formula="of:=[.G10]" office:value-type="float" office:value="0.48" calcext:value-type="float">
            <text:p>0.48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44]*[.B44]"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ays he is trying to get a Deal</text:p>
          </table:table-cell>
          <table:table-cell table:number-columns-repeated="9"/>
        </table:table-row>
        <table:table-row table:style-name="ro1">
          <table:table-cell table:formula="of:=[.G10]" office:value-type="float" office:value="0.48" calcext:value-type="float">
            <text:p>0.48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47]*[.B47]"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prorogues, UK heads for Const crisis</text:p>
          </table:table-cell>
          <table:table-cell table:number-columns-repeated="9"/>
        </table:table-row>
        <table:table-row table:style-name="ro1">
          <table:table-cell table:formula="of:=[.G29]" office:value-type="float" office:value="0.32" calcext:value-type="float">
            <text:p>0.32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50]*[.B50]" office:value-type="float" office:value="0.032" calcext:value-type="float">
            <text:p>0.032</text:p>
          </table:table-cell>
          <table:table-cell table:number-columns-repeated="3"/>
        </table:table-row>
        <table:table-row table:style-name="ro1">
          <table:table-cell table:formula="of:=[.G10]" office:value-type="float" office:value="0.48" calcext:value-type="float">
            <text:p>0.48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51]*[.B51]"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50:.G51])"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UNTIL 31 OC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mmons votes for Deal with orig Backstop</text:p>
          </table:table-cell>
          <table:table-cell table:number-columns-repeated="9"/>
        </table:table-row>
        <table:table-row table:style-name="ro1">
          <table:table-cell table:formula="of:=[.G23]" office:value-type="float" office:value="0.0882" calcext:value-type="float">
            <text:p>0.0882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57]*[.B57]" office:value-type="float" office:value="0.03528" calcext:value-type="float">
            <text:p>0.0352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mmons rejects Deal with orig Backstop</text:p>
          </table:table-cell>
          <table:table-cell table:number-columns-repeated="9"/>
        </table:table-row>
        <table:table-row table:style-name="ro1">
          <table:table-cell table:formula="of:=[.G23]" office:value-type="float" office:value="0.0882" calcext:value-type="float">
            <text:p>0.0882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60]*[.B60]" office:value-type="float" office:value="0.05292" calcext:value-type="float">
            <text:p>0.0529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UP furious</text:p>
          </table:table-cell>
          <table:table-cell table:number-columns-repeated="9"/>
        </table:table-row>
        <table:table-row table:style-name="ro1">
          <table:table-cell table:formula="of:=[.G60]" office:value-type="float" office:value="0.05292" calcext:value-type="float">
            <text:p>0.05292</text:p>
          </table:table-cell>
          <table:table-cell table:number-columns-repeated="5"/>
          <table:table-cell table:formula="of:=[.A63]" office:value-type="float" office:value="0.05292" calcext:value-type="float">
            <text:p>0.05292</text:p>
          </table:table-cell>
          <table:table-cell table:number-columns-repeated="3"/>
        </table:table-row>
        <table:table-row table:style-name="ro1">
          <table:table-cell table:formula="of:=[.G26]" office:value-type="float" office:value="0.0098" calcext:value-type="float">
            <text:p>0.0098</text:p>
          </table:table-cell>
          <table:table-cell table:number-columns-repeated="5"/>
          <table:table-cell table:formula="of:=[.A64]" office:value-type="float" office:value="0.0098" calcext:value-type="float">
            <text:p>0.0098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63:.G64])" office:value-type="float" office:value="0.06272" calcext:value-type="float">
            <text:p>0.0627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A Passes</text:p>
          </table:table-cell>
          <table:table-cell table:number-columns-repeated="9"/>
        </table:table-row>
        <table:table-row table:style-name="ro1">
          <table:table-cell table:formula="of:=[.G32]" office:value-type="float" office:value="0.048" calcext:value-type="float">
            <text:p>0.048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68]*[.B68]" office:value-type="float" office:value="0.0192" calcext:value-type="float">
            <text:p>0.019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A Fails</text:p>
          </table:table-cell>
          <table:table-cell table:number-columns-repeated="9"/>
        </table:table-row>
        <table:table-row table:style-name="ro1">
          <table:table-cell table:formula="of:=[.G32]" office:value-type="float" office:value="0.048" calcext:value-type="float">
            <text:p>0.048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71]*[.B71]" office:value-type="float" office:value="0.0288" calcext:value-type="float">
            <text:p>0.028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2/3 for Election</text:p>
          </table:table-cell>
          <table:table-cell table:number-columns-repeated="9"/>
        </table:table-row>
        <table:table-row table:style-name="ro1">
          <table:table-cell table:formula="of:=[.G71]" office:value-type="float" office:value="0.0288" calcext:value-type="float">
            <text:p>0.0288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74]*[.B74]" office:value-type="float" office:value="0.01152" calcext:value-type="float">
            <text:p>0.01152</text:p>
          </table:table-cell>
          <table:table-cell table:number-columns-repeated="3"/>
        </table:table-row>
        <table:table-row table:style-name="ro1">
          <table:table-cell table:formula="of:=[.G41]" office:value-type="float" office:value="0.048" calcext:value-type="float">
            <text:p>0.048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formula="of:=[.A75]*[.B75]" office:value-type="float" office:value="0.0336" calcext:value-type="float">
            <text:p>0.0336</text:p>
          </table:table-cell>
          <table:table-cell table:number-columns-repeated="3"/>
        </table:table-row>
        <table:table-row table:style-name="ro1">
          <table:table-cell table:formula="of:=[.G44]" office:value-type="float" office:value="0.192" calcext:value-type="float">
            <text:p>0.192</text:p>
          </table:table-cell>
          <table:table-cell table:number-columns-repeated="5"/>
          <table:table-cell table:formula="of:=[.A76]"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table:formula="of:=[.G13]" office:value-type="float" office:value="0.15" calcext:value-type="float">
            <text:p>0.15</text:p>
          </table:table-cell>
          <table:table-cell table:number-columns-repeated="5"/>
          <table:table-cell table:formula="of:=[.A77]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74:.G77])" office:value-type="float" office:value="0.38712" calcext:value-type="float">
            <text:p>0.38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en refuses to prorogue</text:p>
          </table:table-cell>
          <table:table-cell table:number-columns-repeated="9"/>
        </table:table-row>
        <table:table-row table:style-name="ro1">
          <table:table-cell table:formula="of:=[.G52]"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80]*[.B80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ugham et all succeed</text:p>
          </table:table-cell>
          <table:table-cell table:number-columns-repeated="9"/>
        </table:table-row>
        <table:table-row table:style-name="ro1">
          <table:table-cell table:formula="of:=[.G52]"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83]*[.B83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rogation succeeds</text:p>
          </table:table-cell>
          <table:table-cell table:number-columns-repeated="9"/>
        </table:table-row>
        <table:table-row table:style-name="ro1">
          <table:table-cell table:formula="of:=[.G52]" office:value-type="float" office:value="0.08" calcext:value-type="float">
            <text:p>0.08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86]*[.B86]"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in October</text:p>
          </table:table-cell>
          <table:table-cell table:number-columns-repeated="9"/>
        </table:table-row>
        <table:table-row table:style-name="ro1">
          <table:table-cell table:formula="of:=[.G65]" office:value-type="float" office:value="0.06272" calcext:value-type="float">
            <text:p>0.06272</text:p>
          </table:table-cell>
          <table:table-cell table:number-columns-repeated="5"/>
          <table:table-cell table:formula="of:=[.A89]" office:value-type="float" office:value="0.06272" calcext:value-type="float">
            <text:p>0.06272</text:p>
          </table:table-cell>
          <table:table-cell table:number-columns-repeated="3"/>
        </table:table-row>
        <table:table-row table:style-name="ro1">
          <table:table-cell table:formula="of:=[.G29]" office:value-type="float" office:value="0.32" calcext:value-type="float">
            <text:p>0.32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[.A90]*[.B90]" office:value-type="float" office:value="0.288" calcext:value-type="float">
            <text:p>0.288</text:p>
          </table:table-cell>
          <table:table-cell table:number-columns-repeated="3"/>
        </table:table-row>
        <table:table-row table:style-name="ro1">
          <table:table-cell table:formula="of:=[.G71]" office:value-type="float" office:value="0.0288" calcext:value-type="float">
            <text:p>0.0288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91]*[.B91]" office:value-type="float" office:value="0.01152" calcext:value-type="float">
            <text:p>0.01152</text:p>
          </table:table-cell>
          <table:table-cell table:number-columns-repeated="3"/>
        </table:table-row>
        <table:table-row table:style-name="ro1">
          <table:table-cell table:formula="of:=[.G41]" office:value-type="float" office:value="0.048" calcext:value-type="float">
            <text:p>0.048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92]*[.B92]" office:value-type="float" office:value="0.0144" calcext:value-type="float">
            <text:p>0.0144</text:p>
          </table:table-cell>
          <table:table-cell table:number-columns-repeated="3"/>
        </table:table-row>
        <table:table-row table:style-name="ro1">
          <table:table-cell table:formula="of:=[.G47]" office:value-type="float" office:value="0.048" calcext:value-type="float">
            <text:p>0.048</text:p>
          </table:table-cell>
          <table:table-cell table:number-columns-repeated="5"/>
          <table:table-cell table:formula="of:=[.A93]"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table:formula="of:=[.G80]" office:value-type="float" office:value="0.016" calcext:value-type="float">
            <text:p>0.016</text:p>
          </table:table-cell>
          <table:table-cell table:number-columns-repeated="5"/>
          <table:table-cell table:formula="of:=[.A94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table:formula="of:=[.G83]" office:value-type="float" office:value="0.016" calcext:value-type="float">
            <text:p>0.016</text:p>
          </table:table-cell>
          <table:table-cell table:number-columns-repeated="5"/>
          <table:table-cell table:formula="of:=[.A95]" office:value-type="float" office:value="0.016" calcext:value-type="float">
            <text:p>0.01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89:.G95])" office:value-type="float" office:value="0.45664" calcext:value-type="float">
            <text:p>0.45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C passes</text:p>
          </table:table-cell>
          <table:table-cell table:number-columns-repeated="9"/>
        </table:table-row>
        <table:table-row table:style-name="ro1">
          <table:table-cell table:formula="of:=[.G96]" office:value-type="float" office:value="0.45664" calcext:value-type="float">
            <text:p>0.45664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98]*[.B98]" office:value-type="float" office:value="0.273984" calcext:value-type="float">
            <text:p>0.27398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9"/>
        </table:table-row>
        <table:table-row table:style-name="ro1">
          <table:table-cell table:formula="of:=[.G96]" office:value-type="float" office:value="0.45664" calcext:value-type="float">
            <text:p>0.45664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101]*[.B101]" office:value-type="float" office:value="0.182656" calcext:value-type="float">
            <text:p>0.18265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then no administration</text:p>
          </table:table-cell>
          <table:table-cell table:number-columns-repeated="9"/>
        </table:table-row>
        <table:table-row table:style-name="ro1">
          <table:table-cell table:formula="of:=[.G98]" office:value-type="float" office:value="0.273984" calcext:value-type="float">
            <text:p>0.273984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104]*[.B104]" office:value-type="float" office:value="0.0273984" calcext:value-type="float">
            <text:p>0.027398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then interim and GE</text:p>
          </table:table-cell>
          <table:table-cell table:number-columns-repeated="9"/>
        </table:table-row>
        <table:table-row table:style-name="ro1">
          <table:table-cell table:formula="of:=[.G98]" office:value-type="float" office:value="0.273984" calcext:value-type="float">
            <text:p>0.273984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107]*[.B107]" office:value-type="float" office:value="0.1095936" calcext:value-type="float">
            <text:p>0.109593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then Corbyn and GE</text:p>
          </table:table-cell>
          <table:table-cell table:number-columns-repeated="9"/>
        </table:table-row>
        <table:table-row table:style-name="ro1">
          <table:table-cell table:formula="of:=[.G98]" office:value-type="float" office:value="0.273984" calcext:value-type="float">
            <text:p>0.273984</text:p>
          </table:table-cell>
          <table:table-cell table:formula="of:=0.4" office:value-type="float" office:value="0.4" calcext:value-type="float">
            <text:p>0.4</text:p>
          </table:table-cell>
          <table:table-cell table:number-columns-repeated="4"/>
          <table:table-cell table:formula="of:=[.A110]*[.B110]" office:value-type="float" office:value="0.1095936" calcext:value-type="float">
            <text:p>0.109593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then interim and PV</text:p>
          </table:table-cell>
          <table:table-cell table:number-columns-repeated="9"/>
        </table:table-row>
        <table:table-row table:style-name="ro1">
          <table:table-cell table:formula="of:=[.G98]" office:value-type="float" office:value="0.273984" calcext:value-type="float">
            <text:p>0.273984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113]*[.B113]" office:value-type="float" office:value="0.0273984" calcext:value-type="float">
            <text:p>0.027398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agrees last min extension</text:p>
          </table:table-cell>
          <table:table-cell table:number-columns-repeated="9"/>
        </table:table-row>
        <table:table-row table:style-name="ro1">
          <table:table-cell table:formula="of:=[.G101]" office:value-type="float" office:value="0.182656" calcext:value-type="float">
            <text:p>0.182656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16]*[.B116]" office:value-type="float" office:value="0.0365312" calcext:value-type="float">
            <text:p>0.0365312</text:p>
          </table:table-cell>
          <table:table-cell table:number-columns-repeated="3"/>
        </table:table-row>
        <table:table-row table:style-name="ro1">
          <table:table-cell table:formula="of:=[.G71]" office:value-type="float" office:value="0.0288" calcext:value-type="float">
            <text:p>0.0288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17]*[.B117]" office:value-type="float" office:value="0.00576" calcext:value-type="float">
            <text:p>0.0057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16:.G117])" office:value-type="float" office:value="0.0422912" calcext:value-type="float">
            <text:p>0.042291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ULTS!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al with original backstop</text:p>
          </table:table-cell>
          <table:table-cell table:number-columns-repeated="6"/>
          <table:table-cell office:value-type="string" calcext:value-type="string">
            <text:p>Percent</text:p>
          </table:table-cell>
          <table:table-cell table:number-columns-repeated="2"/>
        </table:table-row>
        <table:table-row table:style-name="ro1">
          <table:table-cell table:formula="of:=[.G57]" office:value-type="float" office:value="0.03528" calcext:value-type="float">
            <text:p>0.03528</text:p>
          </table:table-cell>
          <table:table-cell table:number-columns-repeated="5"/>
          <table:table-cell table:formula="of:=[.A123]" office:value-type="float" office:value="0.03528" calcext:value-type="float">
            <text:p>0.03528</text:p>
          </table:table-cell>
          <table:table-cell table:formula="of:=[.G123]*100" office:value-type="float" office:value="3.528" calcext:value-type="float">
            <text:p>3.528</text:p>
          </table:table-cell>
          <table:table-cell table:style-name="ce2" table:formula="of:=[.H123]" office:value-type="float" office:value="3.528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04]" office:value-type="float" office:value="0.0273984" calcext:value-type="float">
            <text:p>0.0273984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[.A126]*[.B126]" office:value-type="float" office:value="0.02191872" calcext:value-type="float">
            <text:p>0.02191872</text:p>
          </table:table-cell>
          <table:table-cell/>
          <table:table-cell table:style-name="ce2"/>
          <table:table-cell/>
        </table:table-row>
        <table:table-row table:style-name="ro1">
          <table:table-cell table:formula="of:=[.G107]" office:value-type="float" office:value="0.1095936" calcext:value-type="float">
            <text:p>0.1095936</text:p>
          </table:table-cell>
          <table:table-cell table:number-columns-repeated="5"/>
          <table:table-cell table:formula="of:=[.A127]" office:value-type="float" office:value="0.1095936" calcext:value-type="float">
            <text:p>0.1095936</text:p>
          </table:table-cell>
          <table:table-cell/>
          <table:table-cell table:style-name="ce2"/>
          <table:table-cell/>
        </table:table-row>
        <table:table-row table:style-name="ro1">
          <table:table-cell table:formula="of:=[.G110]" office:value-type="float" office:value="0.1095936" calcext:value-type="float">
            <text:p>0.1095936</text:p>
          </table:table-cell>
          <table:table-cell table:number-columns-repeated="5"/>
          <table:table-cell table:formula="of:=[.A128]" office:value-type="float" office:value="0.1095936" calcext:value-type="float">
            <text:p>0.1095936</text:p>
          </table:table-cell>
          <table:table-cell/>
          <table:table-cell table:style-name="ce2"/>
          <table:table-cell/>
        </table:table-row>
        <table:table-row table:style-name="ro1">
          <table:table-cell table:formula="of:=[.G78]" office:value-type="float" office:value="0.38712" calcext:value-type="float">
            <text:p>0.38712</text:p>
          </table:table-cell>
          <table:table-cell table:number-columns-repeated="5"/>
          <table:table-cell table:formula="of:=[.A129]" office:value-type="float" office:value="0.38712" calcext:value-type="float">
            <text:p>0.38712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formula="of:=SUM([.G126:.G129])" office:value-type="float" office:value="0.62822592" calcext:value-type="float">
            <text:p>0.62822592</text:p>
          </table:table-cell>
          <table:table-cell table:formula="of:=[.G130]*100" office:value-type="float" office:value="62.822592" calcext:value-type="float">
            <text:p>62.822592</text:p>
          </table:table-cell>
          <table:table-cell table:style-name="ce2" table:formula="of:=[.H130]" office:value-type="float" office:value="62.822592" calcext:value-type="float">
            <text:p>6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13]" office:value-type="float" office:value="0.0273984" calcext:value-type="float">
            <text:p>0.0273984</text:p>
          </table:table-cell>
          <table:table-cell table:number-columns-repeated="5"/>
          <table:table-cell table:formula="of:=[.A133]" office:value-type="float" office:value="0.0273984" calcext:value-type="float">
            <text:p>0.0273984</text:p>
          </table:table-cell>
          <table:table-cell table:formula="of:=[.G133]*100" office:value-type="float" office:value="2.73984" calcext:value-type="float">
            <text:p>2.73984</text:p>
          </table:table-cell>
          <table:table-cell table:style-name="ce2" table:formula="of:=[.H133]" office:value-type="float" office:value="2.73984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Brexit with Deal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68]" office:value-type="float" office:value="0.0192" calcext:value-type="float">
            <text:p>0.0192</text:p>
          </table:table-cell>
          <table:table-cell table:number-columns-repeated="5"/>
          <table:table-cell table:formula="of:=[.A136]" office:value-type="float" office:value="0.0192" calcext:value-type="float">
            <text:p>0.0192</text:p>
          </table:table-cell>
          <table:table-cell table:formula="of:=[.G136]*100" office:value-type="float" office:value="1.92" calcext:value-type="float">
            <text:p>1.92</text:p>
          </table:table-cell>
          <table:table-cell table:style-name="ce2" table:formula="of:=[.H136]" office:value-type="float" office:value="1.9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04]" office:value-type="float" office:value="0.0273984" calcext:value-type="float">
            <text:p>0.0273984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39]*[.B139]" office:value-type="float" office:value="0.00547968" calcext:value-type="float">
            <text:p>0.00547968</text:p>
          </table:table-cell>
          <table:table-cell/>
          <table:table-cell table:style-name="ce2"/>
          <table:table-cell/>
        </table:table-row>
        <table:table-row table:style-name="ro1">
          <table:table-cell table:formula="of:=[.G101]" office:value-type="float" office:value="0.182656" calcext:value-type="float">
            <text:p>0.182656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[.A140]*[.B140]" office:value-type="float" office:value="0.1461248" calcext:value-type="float">
            <text:p>0.1461248</text:p>
          </table:table-cell>
          <table:table-cell/>
          <table:table-cell table:style-name="ce2"/>
          <table:table-cell/>
        </table:table-row>
        <table:table-row table:style-name="ro1">
          <table:table-cell table:formula="of:=[.G86]" office:value-type="float" office:value="0.048" calcext:value-type="float">
            <text:p>0.048</text:p>
          </table:table-cell>
          <table:table-cell table:number-columns-repeated="5"/>
          <table:table-cell table:formula="of:=[.A141]" office:value-type="float" office:value="0.048" calcext:value-type="float">
            <text:p>0.048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formula="of:=SUM([.G139:.G141])" office:value-type="float" office:value="0.19960448" calcext:value-type="float">
            <text:p>0.19960448</text:p>
          </table:table-cell>
          <table:table-cell table:formula="of:=[.G142]*100" office:value-type="float" office:value="19.960448" calcext:value-type="float">
            <text:p>19.960448</text:p>
          </table:table-cell>
          <table:table-cell table:style-name="ce2" table:formula="of:=[.H142]" office:value-type="float" office:value="19.960448" calcext:value-type="float">
            <text:p>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urther Ext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18]" office:value-type="float" office:value="0.0422912" calcext:value-type="float">
            <text:p>0.0422912</text:p>
          </table:table-cell>
          <table:table-cell table:number-columns-repeated="5"/>
          <table:table-cell table:formula="of:=[.A144]" office:value-type="float" office:value="0.0422912" calcext:value-type="float">
            <text:p>0.0422912</text:p>
          </table:table-cell>
          <table:table-cell/>
          <table:table-cell table:style-name="ce2"/>
          <table:table-cell/>
        </table:table-row>
        <table:table-row table:style-name="ro1">
          <table:table-cell table:formula="of:=[.G38]" office:value-type="float" office:value="0.048" calcext:value-type="float">
            <text:p>0.048</text:p>
          </table:table-cell>
          <table:table-cell table:number-columns-repeated="5"/>
          <table:table-cell table:formula="of:=[.A145]" office:value-type="float" office:value="0.048" calcext:value-type="float">
            <text:p>0.048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formula="of:=SUM([.G144:.G145])" office:value-type="float" office:value="0.0902912" calcext:value-type="float">
            <text:p>0.0902912</text:p>
          </table:table-cell>
          <table:table-cell table:formula="of:=[.G146]*100" office:value-type="float" office:value="9.02912" calcext:value-type="float">
            <text:p>9.02912</text:p>
          </table:table-cell>
          <table:table-cell table:style-name="ce2" table:formula="of:=[.H146]" office:value-type="float" office:value="9.02912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formula="of:=[.G123]+[.G130]+[.G133]+[.G136]+[.G142]+[.G146]" office:value-type="float" office:value="1" calcext:value-type="float">
            <text:p>1</text:p>
          </table:table-cell>
          <table:table-cell table:formula="of:=[.H123]+[.H130]+[.H133]+[.H136]+[.H142]+[.H146]" office:value-type="float" office:value="100" calcext:value-type="float">
            <text:p>100</text:p>
          </table:table-cell>
          <table:table-cell/>
          <table:table-cell table:formula="of:=SUM([.J123:.J146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8-28T09:35:19.795242942</meta:creation-date>
    <meta:generator>LibreOffice/6.2.0.3$MacOSX_X86_64 LibreOffice_project/98c6a8a1c6c7b144ce3cc729e34964b47ce25d62</meta:generator>
    <dc:date>2019-08-28T10:09:09.635102839</dc:date>
    <dc:creator>Jon Worth</dc:creator>
    <meta:editing-duration>PT22M58S</meta:editing-duration>
    <meta:editing-cycles>6</meta:editing-cycles>
    <meta:document-statistic meta:table-count="1" meta:cell-count="223" meta:object-count="0"/>
  </office:meta>
</office:document-meta>
</file>